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2e3" officeooo:paragraph-rsid="001092e3"/>
    </style:style>
    <style:style style:name="P2" style:family="paragraph" style:parent-style-name="Standard" style:list-style-name="L1">
      <style:text-properties officeooo:rsid="001092e3" officeooo:paragraph-rsid="001092e3"/>
    </style:style>
    <style:style style:name="P3" style:family="paragraph" style:parent-style-name="Standard" style:list-style-name="L1">
      <style:text-properties officeooo:rsid="0013caa5" officeooo:paragraph-rsid="0013caa5"/>
    </style:style>
    <style:style style:name="P4" style:family="paragraph" style:parent-style-name="Standard" style:list-style-name="L1">
      <style:text-properties officeooo:rsid="0013f43a" officeooo:paragraph-rsid="0013f43a"/>
    </style:style>
    <style:style style:name="P5" style:family="paragraph" style:parent-style-name="Standard" style:list-style-name="L1">
      <style:text-properties officeooo:rsid="00158e7f" officeooo:paragraph-rsid="00158e7f"/>
    </style:style>
    <style:style style:name="P6" style:family="paragraph" style:parent-style-name="Standard" style:list-style-name="L1">
      <style:text-properties officeooo:rsid="0016cb58" officeooo:paragraph-rsid="0016cb58"/>
    </style:style>
    <style:style style:name="T1" style:family="text">
      <style:text-properties officeooo:rsid="0013caa5"/>
    </style:style>
    <style:style style:name="T2" style:family="text">
      <style:text-properties officeooo:rsid="00158e7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ões objetivas:</text:p>
      <text:list xml:id="list215087971" text:style-name="L1">
        <text:list-item>
          <text:p text:style-name="P2">d)</text:p>
        </text:list-item>
        <text:list-item>
          <text:p text:style-name="P2">b)</text:p>
        </text:list-item>
        <text:list-item>
          <text:p text:style-name="P2">d)</text:p>
        </text:list-item>
        <text:list-item>
          <text:p text:style-name="P2">d)</text:p>
        </text:list-item>
      </text:list>
      <text:p text:style-name="P1"/>
      <text:p text:style-name="P1">Questões dissertativas <text:span text:style-name="T1">e de implementação</text:span>:</text:p>
      <text:list xml:id="list205540259060805" text:continue-numbering="true" text:style-name="L1">
        <text:list-item>
          <text:p text:style-name="P6">A alocação estática de memória é efetuada em tempo de compilação de um código em C, ou seja, quando o arquivo .exe é criado através da compilação de um arquivo .c, a memória necessária para as variáveis declaradas estaticamente já é reservada na máquina de forma automática e garante que ao ser executado, o programa terá espaço disponível em memória para funcionar normalmente. Int, float, double e char são exemplos de tipos de variáveis compatíveis com a alocação estática de memória. Variáveis desse tipo bastam ser declaradas, e então sempre terão um endereço fixo para uso.</text:p>
          <text:p text:style-name="P6">Já a alocação dinâmica ocorre em tempo de execução do código, e seu controle é feito de forma manual. Vetores, strings e structs devem sempre ser alocados dinamicamente via função malloc, destinando memória do tamanho correspondente ao necessário (usa-se sizeof para garantir o tamanho correto), pois estes não ocupam um único endereço de memória. Após finalizar o uso de variáveis alocadas de forma dinâmica, deve-se liberar o endereço utilizado, através da função free, para que a máquina possa acessar esse endereço e armazenar outros valores nele.</text:p>
        </text:list-item>
        <text:list-item>
          <text:p text:style-name="P2">O código irá imprimir todos números pares entre 0 e 8 (0, 2, 4, 6 e 8).</text:p>
        </text:list-item>
      </text:list>
      <text:p text:style-name="P1"><text:tab/>Primeiramente, ele cria um vetor de números inteiros, e aplica alocação dinâmica para <text:tab/>definir o tamanho do vetor (5 <text:s/>inteiros). Então, ele percorre o vetor e a cada iteração, ele <text:tab/>designa o dobro do índice como valor armazenado na posição. Por último, ele imprime todos <text:tab/>os valores do vetor, um a um. </text:p>
      <text:p text:style-name="P1"><text:tab/>E para finalizar, ele libera o endereço de memória do vetor utilizando free pois este não será <text:tab/>mais utilizado.</text:p>
      <text:list xml:id="list205541229279801" text:continue-numbering="true" text:style-name="L1">
        <text:list-item>
          <text:p text:style-name="P3">A função cria_vetor recebe como único parâmetro o inteiro n. Esse inteiro define o tamanho do vetor. <text:line-break/>Para que isso seja possível, usa-se a função malloc para alocar dinamicamente memória para n inteiros dedicada ao vetor.<text:line-break/>Então, o vetor é percorrido e n números inteiros digitados pelo usuário são lidos e atribuídos um a um a cada posição do vetor.<text:line-break/>Após a inserção de todos n valores, a função retorna o vetor criado e preenchido para que possa ser acessado e manipulado.</text:p>
        </text:list-item>
        <text:list-item>
          <text:p text:style-name="P4">Para inserir um novo elemento em uma posição p de uma Lista Duplamente Encadeada (LDE), iremos criar a função insereNaPosicao(LDE *l, No *no<text:span text:style-name="T2">vo</text:span>, int p), onde *l é o ponteiro da LDE, *no<text:span text:style-name="T2">vo</text:span> é o ponteiro do novo elemento a ser inserido, e p é a posição desejada para inserção.<text:line-break/>Antes de tudo, verifica-se se a posição é válida para a lista. <text:span text:style-name="T2">Caso a l → primeiro seja NULL, novo deve ser inserido em l → primeiro, e l → proximo será NULL. Caso contário,</text:span> <text:span text:style-name="T2">checa-se</text:span> se p é menor ao número de elementos da LDE. <text:span text:style-name="T2">Se p for maior ou igual ao número de elementos, deve-se inserir novo no final da lista</text:span>. <text:span text:style-name="T2">Porém se for menor, pode-se prosseguir para os passos a seguir.</text:span><text:line-break/>Primeiramente, deve-se chegar na posição desejada na lista. Deve ser usado um No *aux que recebe l → primeiro e um laço de repetição com um contador que percorra a LDE usando um contador que vá de 0 a p-<text:span text:style-name="T2">1</text:span>. A cada iteração, aux deve receber aux→proximo.</text:p>
          <text:p text:style-name="P5">Ao fim do laço, aux estará apontando ao item imediatamente anterior à posição p da LDE, logo, novo → anterior deve receber aux, novo → proximo deve receber aux → proximo → proximo, aux → proximo → proximo → anterior deve receber novo, e por fim, aux → proximo deve receber nov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9:09:22.744506122</meta:creation-date>
    <dc:date>2025-10-17T20:54:45.963997225</dc:date>
    <meta:editing-duration>PT1H13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594" meta:character-count="3356" meta:non-whitespace-character-count="2775"/>
  </office:meta>
</office:document-meta>
</file>